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/>
      <style:text-properties fo:color="#000000"/>
    </style:style>
    <style:style style:name="ce7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  <style:text-properties fo:color="#000000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/>
      <style:text-properties fo:color="#000000"/>
    </style:style>
    <style:style style:name="ce9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fo:color="#000000" style:font-family-generic="swiss"/>
    </style:style>
    <style:style style:name="ce11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12" style:family="table-cell" style:parent-style-name="Default" style:data-style-name="N0"/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4.93888888888889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7.10847222222222cm"/>
    </style:style>
    <style:style style:name="co7" style:family="table-column">
      <style:table-column-properties fo:break-before="auto" style:column-width="20.9197222222222cm"/>
    </style:style>
    <style:style style:name="co8" style:family="table-column">
      <style:table-column-properties fo:break-before="auto" style:column-width="3.82763888888889cm"/>
    </style:style>
    <style:style style:name="co9" style:family="table-column">
      <style:table-column-properties fo:break-before="auto" style:column-width="4.26861111111111cm"/>
    </style:style>
    <style:style style:name="co10" style:family="table-column">
      <style:table-column-properties fo:break-before="auto" style:column-width="3.68652777777778cm"/>
    </style:style>
    <style:style style:name="co11" style:family="table-column">
      <style:table-column-properties fo:break-before="auto" style:column-width="4.60375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3.95111111111111cm"/>
    </style:style>
    <style:style style:name="co14" style:family="table-column">
      <style:table-column-properties fo:break-before="auto" style:column-width="5.64444444444444cm"/>
    </style:style>
    <style:style style:name="co15" style:family="table-column">
      <style:table-column-properties fo:break-before="auto" style:column-width="7.67291666666667cm"/>
    </style:style>
    <style:style style:name="co16" style:family="table-column">
      <style:table-column-properties fo:break-before="auto" style:column-width="17.1626388888889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35819444444444cm"/>
    </style:style>
    <style:style style:name="co19" style:family="table-column">
      <style:table-column-properties fo:break-before="auto" style:column-width="3.21027777777778cm"/>
    </style:style>
    <style:style style:name="co20" style:family="table-column">
      <style:table-column-properties fo:break-before="auto" style:column-width="2.13430555555556cm"/>
    </style:style>
    <style:style style:name="co21" style:family="table-column">
      <style:table-column-properties fo:break-before="auto" style:column-width="6.01486111111111cm"/>
    </style:style>
    <style:style style:name="co22" style:family="table-column">
      <style:table-column-properties fo:break-before="auto" style:column-width="14.605cm"/>
    </style:style>
    <style:style style:name="co23" style:family="table-column">
      <style:table-column-properties fo:break-before="auto" style:column-width="3.63361111111111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25236111111111cm"/>
    </style:style>
    <style:style style:name="co26" style:family="table-column">
      <style:table-column-properties fo:break-before="auto" style:column-width="1.23472222222222cm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1.30527777777778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86972222222222cm"/>
    </style:style>
    <style:style style:name="co31" style:family="table-column">
      <style:table-column-properties fo:break-before="auto" style:column-width="3.29847222222222cm"/>
    </style:style>
    <style:style style:name="co32" style:family="table-column">
      <style:table-column-properties fo:break-before="auto" style:column-width="3.75708333333333cm"/>
    </style:style>
    <style:style style:name="co33" style:family="table-column">
      <style:table-column-properties fo:break-before="auto" style:column-width="3.73944444444444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62277777777778cm"/>
    </style:style>
    <style:style style:name="co36" style:family="table-column">
      <style:table-column-properties fo:break-before="auto" style:column-width="1.69333333333333cm"/>
    </style:style>
    <style:style style:name="co37" style:family="table-column">
      <style:table-column-properties fo:break-before="auto" style:column-width="1.04069444444444cm"/>
    </style:style>
    <style:style style:name="co38" style:family="table-column">
      <style:table-column-properties fo:break-before="auto" style:column-width="1.21708333333333cm"/>
    </style:style>
    <style:style style:name="co39" style:family="table-column">
      <style:table-column-properties fo:break-before="auto" style:column-width="1.81680555555556cm"/>
    </style:style>
    <style:style style:name="co40" style:family="table-column">
      <style:table-column-properties fo:break-before="auto" style:column-width="2.64583333333333cm"/>
    </style:style>
    <style:style style:name="co41" style:family="table-column">
      <style:table-column-properties fo:break-before="auto" style:column-width="2.25777777777778cm"/>
    </style:style>
    <style:style style:name="co42" style:family="table-column">
      <style:table-column-properties fo:break-before="auto" style:column-width="28.2751388888889cm"/>
    </style:style>
    <style:style style:name="co43" style:family="table-column">
      <style:table-column-properties fo:break-before="auto" style:column-width="8.90763888888889cm"/>
    </style:style>
    <style:style style:name="co44" style:family="table-column">
      <style:table-column-properties fo:break-before="auto" style:column-width="1.72861111111111cm"/>
    </style:style>
    <style:style style:name="co45" style:family="table-column">
      <style:table-column-properties fo:break-before="auto" style:column-width="4.1275cm"/>
    </style:style>
    <style:style style:name="co46" style:family="table-column">
      <style:table-column-properties fo:break-before="auto" style:column-width="3.88055555555556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3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/ss</text:p>
          </table:table-cell>
          <table:table-cell office:value-type="string" table:style-name="ce11">
            <text:p>apb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HCLK</text:p>
          </table:table-cell>
          <table:table-cell table:style-name="ce2"/>
          <table:table-cell office:value-type="string" table:style-name="ce12">
            <text:p>100Mhz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ref_clk_i</text:p>
          </table:table-cell>
          <table:table-cell table:style-name="ce2"/>
          <table:table-cell office:value-type="string" table:style-name="ce12">
            <text:p>50Mhz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!</text:p>
          </table:table-cell>
          <table:table-cell office:value-type="string" table:style-name="ce11">
            <text:p>HRESETn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10">
            <text:p>proc</text:p>
          </table:table-cell>
          <table:table-cell office:value-type="string" table:style-name="ce11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b</text:p>
          </table:table-cell>
          <table:table-cell office:value-type="string" table:style-name="ce10">
            <text:p>counter[2]</text:p>
          </table:table-cell>
          <table:table-cell office:value-type="string" table:style-name="ce11">
            <text:p>tcounter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b</text:p>
          </table:table-cell>
          <table:table-cell office:value-type="string" table:style-name="ce10">
            <text:p>prescaler[2]</text:p>
          </table:table-cell>
          <table:table-cell office:value-type="string" table:style-name="ce11">
            <text:p>tprescaler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stoptimer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event_lo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event_hi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busy_o</text:p>
          </table:table-cell>
          <table:table-cell office:value-type="string" table:style-name="ce11">
            <text:p>out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counter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Value(s)/Dimension(s)</text:p>
          </table:table-cell>
          <table:table-cell office:value-type="string" table:style-name="ce6">
            <text:p>Description</text:p>
          </table:table-cell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4">
            <text:p>/b</text:p>
          </table:table-cell>
          <table:table-cell office:value-type="string" table:style-name="ce4">
            <text:p>timer_unit_counter</text:p>
          </table:table-cell>
          <table:table-cell office:value-type="string" table:style-name="ce5">
            <text:p>@fsoc/core-v-mcu#xsim</text:p>
          </table:table-cell>
          <table:table-cell office:value-type="string" table:style-name="ce5">
            <text:p>dv/blocks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Value(s)/Dimension(s)</text:p>
          </table:table-cell>
          <table:table-cell office:value-type="string" table:style-name="ce6">
            <text:p>Description</text:p>
          </table:table-cell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4">
            <text:p>/b</text:p>
          </table:table-cell>
          <table:table-cell office:value-type="string" table:style-name="ce4">
            <text:p>timer_unit_counter_presc</text:p>
          </table:table-cell>
          <table:table-cell office:value-type="string" table:style-name="ce5">
            <text:p>@fsoc/core-v-mcu#xsim</text:p>
          </table:table-cell>
          <table:table-cell office:value-type="string" table:style-name="ce5">
            <text:p>dv/blocks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3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/ss</text:p>
          </table:table-cell>
          <table:table-cell office:value-type="string" table:style-name="ce11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HCLK</text:p>
          </table:table-cell>
          <table:table-cell table:style-name="ce2"/>
          <table:table-cell office:value-type="string" table:style-name="ce12">
            <text:p>100Mhz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low_speed_clk_i</text:p>
          </table:table-cell>
          <table:table-cell table:style-name="ce2"/>
          <table:table-cell office:value-type="string" table:style-name="ce12">
            <text:p>50Mhz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!</text:p>
          </table:table-cell>
          <table:table-cell office:value-type="string" table:style-name="ce11">
            <text:p>HRESETn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10">
            <text:p>proc</text:p>
          </table:table-cell>
          <table:table-cell office:value-type="string" table:style-name="ce11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b</text:p>
          </table:table-cell>
          <table:table-cell office:value-type="string" table:style-name="ce10">
            <text:p>adv_timer[4]</text:p>
          </table:table-cell>
          <table:table-cell office:value-type="string" table:style-name="ce11">
            <text:p>adv_timer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dft_cg_enable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ext_sig_i</text:p>
          </table:table-cell>
          <table:table-cell office:value-type="string" table:style-name="ce11">
            <text:p>in</text:p>
          </table:table-cell>
          <table:table-cell office:value-type="float" office:value="32" table:style-name="ce3">
            <text:p>32</text:p>
          </table:table-cell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2" table:style-name="ce10"/>
          <table:table-cell table:style-name="ce11"/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number-rows-repeated="3" table:style-name="ro1">
          <table:table-cell table:number-columns-repeated="2" table:style-name="ce10"/>
          <table:table-cell table:style-name="ce11"/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Value(s)/Dimension(s)</text:p>
          </table:table-cell>
          <table:table-cell office:value-type="string" table:style-name="ce6">
            <text:p>Description</text:p>
          </table:table-cell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4">
            <text:p>/b</text:p>
          </table:table-cell>
          <table:table-cell office:value-type="string" table:style-name="ce4">
            <text:p>timer_module</text:p>
          </table:table-cell>
          <table:table-cell office:value-type="string" table:style-name="ce5">
            <text:p>@fsoc/core-v-mcu#xsim</text:p>
          </table:table-cell>
          <table:table-cell office:value-type="string" table:style-name="ce5">
            <text:p>dv/blocks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0">
            <text:p>Group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/irq/ss</text:p>
          </table:table-cell>
          <table:table-cell table:style-name="ce1"/>
          <table:table-cell office:value-type="string" table:style-name="ce10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10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events</text:p>
          </table:table-cell>
          <table:table-cell table:style-name="ce2"/>
          <table:table-cell table:style-name="ce10"/>
          <table:table-cell office:value-type="string" table:style-name="ce10">
            <text:p>Events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10">
            <text:p>LOW</text:p>
          </table:table-cell>
          <table:table-cell table:style-name="ce2"/>
          <table:table-cell office:value-type="string" table:style-name="ce10">
            <text:p>irq_lo_o</text:p>
          </table:table-cell>
          <table:table-cell office:value-type="string" table:style-name="ce12">
            <text:p>Low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HIGH</text:p>
          </table:table-cell>
          <table:table-cell table:style-name="ce2"/>
          <table:table-cell office:value-type="string" table:style-name="ce10">
            <text:p>irq_hi_o</text:p>
          </table:table-cell>
          <table:table-cell office:value-type="string" table:style-name="ce12">
            <text:p>High</text:p>
          </table:table-cell>
          <table:table-cell table:number-columns-repeated="16378"/>
        </table:table-row>
        <table:table-row table:number-rows-repeated="2" table:style-name="ro1">
          <table:table-cell table:style-name="ce10"/>
          <table:table-cell table:style-name="ce1"/>
          <table:table-cell table:style-name="ce10"/>
          <table:table-cell table:number-columns-repeated="2" table:style-name="ce2"/>
          <table:table-cell table:style-name="ce12"/>
          <table:table-cell table:number-columns-repeated="16378"/>
        </table:table-row>
        <table:table-row table:number-rows-repeated="6" table:style-name="ro1">
          <table:table-cell table:style-name="ce10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0" table:style-name="ro1">
          <table:table-cell table:style-name="ce10"/>
          <table:table-cell table:number-columns-repeated="16383" table:style-name="ce1"/>
        </table:table-row>
        <table:table-row table:number-rows-repeated="9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number-rows-repeated="7"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8" table:style-name="ro1">
          <table:table-cell table:style-name="ce10"/>
          <table:table-cell table:number-columns-repeated="16383" table:style-name="ce1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3"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64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2" table:style-name="ro1">
          <table:table-cell table:style-name="ce10"/>
          <table:table-cell table:number-columns-repeated="16383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0">
            <text:p>Group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/irq/ss</text:p>
          </table:table-cell>
          <table:table-cell table:style-name="ce1"/>
          <table:table-cell office:value-type="string" table:style-name="ce10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10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10">
            <text:p>events</text:p>
          </table:table-cell>
          <table:table-cell table:style-name="ce2"/>
          <table:table-cell office:value-type="string" table:style-name="ce10">
            <text:p>events_o</text:p>
          </table:table-cell>
          <table:table-cell office:value-type="string" table:style-name="ce10">
            <text:p>Events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10">
            <text:p>EVENT_0</text:p>
          </table:table-cell>
          <table:table-cell table:number-columns-repeated="2" table:style-name="ce2"/>
          <table:table-cell office:value-type="string" table:style-name="ce12">
            <text:p>Event #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EVENT_1</text:p>
          </table:table-cell>
          <table:table-cell table:number-columns-repeated="2" table:style-name="ce2"/>
          <table:table-cell office:value-type="string" table:style-name="ce12">
            <text:p>Event #1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EVENT_2</text:p>
          </table:table-cell>
          <table:table-cell table:number-columns-repeated="2" table:style-name="ce2"/>
          <table:table-cell office:value-type="string" table:style-name="ce12">
            <text:p>Event #2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10">
            <text:p>EVENT_3</text:p>
          </table:table-cell>
          <table:table-cell table:number-columns-repeated="2" table:style-name="ce2"/>
          <table:table-cell office:value-type="string" table:style-name="ce12">
            <text:p>Event #3</text:p>
          </table:table-cell>
          <table:table-cell table:number-columns-repeated="16378"/>
        </table:table-row>
        <table:table-row table:number-rows-repeated="5" table:style-name="ro1">
          <table:table-cell table:style-name="ce10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0" table:style-name="ro1">
          <table:table-cell table:style-name="ce10"/>
          <table:table-cell table:number-columns-repeated="16383" table:style-name="ce1"/>
        </table:table-row>
        <table:table-row table:number-rows-repeated="9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6"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8" table:style-name="ro1">
          <table:table-cell table:style-name="ce10"/>
          <table:table-cell table:number-columns-repeated="16383" table:style-name="ce1"/>
        </table:table-row>
        <table:table-row table:number-rows-repeated="2"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2"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64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2" table:style-name="ro1">
          <table:table-cell table:style-name="ce10"/>
          <table:table-cell table:number-columns-repeated="16383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1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64-bit mode, 0=32-bit mod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Prescaler diviso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 Use prescaler 0= no prescal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 disable timer when counter == cmp va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event input is enabl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IRQ is enabled when counter ==cmp va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reset the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enable the counter to cou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64-bit mode, 0=32-bit mod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Prescaler diviso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 Use prescaler 0= no prescal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 disable timer when counter == cmp va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event input is enabl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IRQ is enabled when counter ==cmp va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reset the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1 = enable the counter to cou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32-bit counter value  low 32-bits in 64-bit mod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32-bit counter value  high 32-bits in 64-bit mod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compare value for low 32-bit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compare value for high 32-bit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Write strobe address for starting low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Write strobe address for starting high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Write strobe address for resetting the low coun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Write strobe address for resetting the high counter</text:p>
          </table:table-cell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18" table:default-cell-style-name="ce1"/>
        <table:table-column table:style-name="co32" table:default-cell-style-name="ce1"/>
        <table:table-column table:style-name="co3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4" table:default-cell-style-name="ce1"/>
        <table:table-column table:style-name="co31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10">
            <text:p>Maps</text:p>
          </table:table-cell>
          <table:table-cell office:value-type="string" table:style-name="ce10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art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op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update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reset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arm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input sourc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rigger mod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lock sourc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number-columns-repeated="4"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prescaler value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art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op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update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reset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arm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input sourc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rigger mod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lock sourc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number-columns-repeated="4"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prescaler value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ounter value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art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op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update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reset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arm command bitfield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input source configuration bitfield: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rigger mod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lock sourc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number-columns-repeated="4"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prescaler value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ounter value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art command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stop command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update command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reset command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arm command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input sourc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rigger mod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lock sourc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number-columns-repeated="4"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prescaler value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0 counter value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V_TIMER clock gating configuration bitfield.</text:p>
          </table:table-cell>
          <table:table-cell table:number-columns-repeated="16372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2">
        <table:table-column table:style-name="co35" table:default-cell-style-name="ce1"/>
        <table:table-column table:style-name="co32" table:default-cell-style-name="ce1"/>
        <table:table-column table:style-name="co3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6" table:default-cell-style-name="ce1"/>
        <table:table-column table:style-name="co31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10">
            <text:p>Maps</text:p>
          </table:table-cell>
          <table:table-cell office:value-type="string" table:style-name="ce10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/reg/chip</text:p>
          </table:table-cell>
          <table:table-cell office:value-type="string" table:style-name="ce10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10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2">
            <text:p>16-bits of software generated event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10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0 - 31 1=mask ev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10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32 - 63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C</text:p>
          </table:table-cell>
          <table:table-cell office:value-type="string" table:style-name="ce10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64 - 95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10</text:p>
          </table:table-cell>
          <table:table-cell office:value-type="string" table:style-name="ce10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96 - 127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14</text:p>
          </table:table-cell>
          <table:table-cell office:value-type="string" table:style-name="ce10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128 - 159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18</text:p>
          </table:table-cell>
          <table:table-cell office:value-type="string" table:style-name="ce10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160 - 191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1C</text:p>
          </table:table-cell>
          <table:table-cell office:value-type="string" table:style-name="ce10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192 - 223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20</text:p>
          </table:table-cell>
          <table:table-cell office:value-type="string" table:style-name="ce10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number-columns-repeated="4" table:style-name="ce1"/>
          <table:table-cell office:value-type="string" table:style-name="ce2">
            <text:p>individual masks for events 224 - 255 1=mask ev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10">
            <text:p>event</text:p>
          </table:table-cell>
          <table:table-cell office:value-type="string" table:style-name="ce10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88</text:p>
          </table:table-cell>
          <table:table-cell office:value-type="string" table:style-name="ce10">
            <text:p>TIMER_HI_EVENT</text:p>
          </table:table-cell>
          <table:table-cell office:value-type="string" table:style-name="ce10">
            <text:p>event</text:p>
          </table:table-cell>
          <table:table-cell office:value-type="string" table:style-name="ce10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10">
            <text:p>specifies which event should be routed to the hi timer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10">
            <text:p>event_id</text:p>
          </table:table-cell>
          <table:table-cell office:value-type="string" table:style-name="ce10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number-columns-repeated="4"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2"/>
        </table:table-row>
        <table:table-row table:number-rows-repeated="2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9" table:style-name="ro2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2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2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28" table:default-cell-style-name="ce1"/>
        <table:table-column table:style-name="co37" table:number-columns-repeated="2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" table:default-cell-style-name="ce1"/>
        <table:table-column table:style-name="co43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Set GPIO[gpio_num] = 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Set GPIO[gpio_num] = 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Invert the output of GPIO[gpio_num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gpio_value[31:0] = GPIO[31:0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gpio_value[31:0] = GPIO[63:32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gpio_value[31:0] = GPIO[95:64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gpio_value[31:0] = GPIO[127:96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Drive value[31:0] onto GPIO[31:0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Drive value[31:0] onto GPIO[63:32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Drive value[31:0] onto GPIO[95:64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Drive value[31:0] onto GPIO[127:96]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Enable interrupt for GPIO[gpio_num]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Input value reported by GPIO[gpio_num]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Output value that is set on GPIO[gpio_num]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Selected gpio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dress of GPIO to set mode fo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Enable interrupt on GPIO[GPIO_ADDDR]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Input value reported by GPIO[gpio_num]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number-columns-repeated="4" table:style-name="ce1"/>
          <table:table-cell office:value-type="string" table:style-name="ce2">
            <text:p>Enable interrupt for GPIO[gpio_num]</text:p>
          </table:table-cell>
          <table:table-cell table:number-columns-repeated="16372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/reg/chip</text:p>
          </table:table-cell>
          <table:table-cell office:value-type="string" table:style-name="ce10">
            <text:p>cvmcu</text:p>
          </table:table-cell>
          <table:table-cell office:value-type="string" table:style-name="ce10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10"/>
          <table:table-cell table:style-name="ce2"/>
          <table:table-cell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/reg/chip</text:p>
          </table:table-cell>
          <table:table-cell office:value-type="string" table:style-name="ce10">
            <text:p>cvmcu</text:p>
          </table:table-cell>
          <table:table-cell office:value-type="string" table:style-name="ce10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10"/>
          <table:table-cell table:style-name="ce2"/>
          <table:table-cell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1:09Z</meta:creation-date>
    <dc:date>2023-04-24T16:51:09Z</dc:date>
  </office:meta>
</office:document-meta>
</file>